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2.48mm" svg:height="103.33mm" svg:x="23.68mm" svg:y="1.06mm">
            <loext:p draw:notify-on-update-of-ranges="Sheet1.A1:Sheet1.A2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0:21:02.851412541</meta:creation-date>
    <dc:date>2018-01-05T20:22:57.524336090</dc:date>
    <meta:editing-duration>PT1M57S</meta:editing-duration>
    <meta:editing-cycles>1</meta:editing-cycles>
    <meta:document-statistic meta:table-count="1" meta:cell-count="228" meta:object-count="1"/>
    <meta:generator>LibreOffice/5.3.5.2$Linux_X86_64 LibreOffice_project/50d9bf2b0a79cdb85a3814b592608037a682059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49cm" svg:height="10.334cm" xlink:href=".." xlink:type="simple" chart:class="chart:line" chart:style-name="ch1">
        <chart:legend chart:legend-position="end" svg:x="22.423cm" svg:y="4.894cm" style:legend-expansion="high" chart:style-name="ch2"/>
        <chart:plot-area chart:style-name="ch3" table:cell-range-address="Sheet1.A1:Sheet1.A228" svg:x="3.006cm" svg:y="0.074cm" svg:width="21.414cm" svg:height="9.921cm">
          <chartooo:coordinate-region svg:x="3.813cm" svg:y="0.247cm" svg:width="20.607cm" svg:height="8.8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28" chart:class="chart:line">
            <chart:data-point chart:repeated="2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